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Compiler20.getBpws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20.BpelCompiler20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BpelCompiler20.getDefaultExpression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